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Marker" svg:font-family="'Segoe Marker'" style:font-family-generic="script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3cm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  <style:text-properties style:font-name="Segoe Marker"/>
    </style:style>
    <style:style style:name="P2" style:family="paragraph">
      <loext:graphic-properties draw:fill-color="#ffffff"/>
      <style:paragraph-properties fo:text-align="center"/>
      <style:text-properties style:font-name="Segoe Marker" fo:font-size="9pt" style:font-size-asian="9pt" style:font-size-complex="9pt"/>
    </style:style>
    <style:style style:name="P3" style:family="paragraph">
      <loext:graphic-properties draw:fill="none"/>
      <style:paragraph-properties fo:text-align="center"/>
      <style:text-properties style:font-name="Segoe Marker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5cm" svg:height="1.2cm" svg:x="11cm" svg:y="1.4cm">
          <text:p text:style-name="P1"><text:span text:style-name="T1">andare in cima alla torre</text:span></text:p>
          <text:p text:style-name="P1"><text:span text:style-name="T1">con il paracadute</text:span></text:p>
          <text:p text:style-name="P1"><text:span text:style-name="T1">e suonare il corn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5cm" svg:height="1.2cm" svg:x="11cm" svg:y="3cm">
          <text:p text:style-name="P1"><text:span text:style-name="T1">caricare l'orologio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.75cm" svg:y1="3cm" svg:x2="12.75cm" svg:y2="2.6cm" draw:start-shape="id1" draw:start-glue-point="0" draw:end-shape="id2" draw:end-glue-point="2" svg:d="M12750 3000v-400" svg:viewBox="0 0 1 401">
          <text:p/>
        </draw:connector>
        <draw:custom-shape draw:style-name="gr1" draw:text-style-name="P2" xml:id="id3" draw:id="id3" draw:layer="layout" svg:width="3.5cm" svg:height="1.2cm" svg:x="11cm" svg:y="6.2cm">
          <text:p text:style-name="P1"><text:span text:style-name="T1">prendere la</text:span></text:p>
          <text:p text:style-name="P1"><text:span text:style-name="T1">chiave di cristallo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.75cm" svg:y1="6.2cm" svg:x2="12.75cm" svg:y2="5.8cm" draw:start-shape="id3" draw:start-glue-point="0" draw:end-shape="id4" draw:end-glue-point="2" svg:d="M12750 6200v-400" svg:viewBox="0 0 1 401">
          <text:p/>
        </draw:connector>
        <draw:custom-shape draw:style-name="gr1" draw:text-style-name="P2" xml:id="id4" draw:id="id4" draw:layer="layout" svg:width="3.5cm" svg:height="1.2cm" svg:x="11cm" svg:y="4.6cm">
          <text:p text:style-name="P1"><text:span text:style-name="T1">raggiungere la</text:span></text:p>
          <text:p text:style-name="P1"><text:span text:style-name="T1">stanza segret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.75cm" svg:y1="4.6cm" svg:x2="12.75cm" svg:y2="4.2cm" draw:start-shape="id4" draw:start-glue-point="0" draw:end-shape="id1" draw:end-glue-point="2" svg:d="M12750 4600v-400" svg:viewBox="0 0 1 401">
          <text:p/>
        </draw:connector>
        <draw:custom-shape draw:style-name="gr1" draw:text-style-name="P2" xml:id="id5" draw:id="id5" draw:layer="layout" svg:width="3.5cm" svg:height="1.2cm" svg:x="11cm" svg:y="7.8cm">
          <text:p text:style-name="P1"><text:span text:style-name="T1">rompere il diamant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.75cm" svg:y1="7.8cm" svg:x2="12.75cm" svg:y2="7.4cm" draw:start-shape="id5" draw:start-glue-point="0" draw:end-shape="id3" draw:end-glue-point="2" svg:d="M12750 7800v-400" svg:viewBox="0 0 1 401">
          <text:p/>
        </draw:connector>
        <draw:custom-shape draw:style-name="gr1" draw:text-style-name="P2" xml:id="id6" draw:id="id6" draw:layer="layout" svg:width="3.5cm" svg:height="1.2cm" svg:x="9.1cm" svg:y="9.6cm">
          <text:p text:style-name="P1"><text:span text:style-name="T1">prendere la mazz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.85cm" svg:y1="9.6cm" svg:x2="12.75cm" svg:y2="9cm" draw:start-shape="id6" draw:start-glue-point="0" draw:end-shape="id5" draw:end-glue-point="2" svg:d="M10850 9600l1900-600" svg:viewBox="0 0 1901 601">
          <text:p/>
        </draw:connector>
        <draw:custom-shape draw:style-name="gr1" draw:text-style-name="P2" xml:id="id7" draw:id="id7" draw:layer="layout" svg:width="3.5cm" svg:height="1.2cm" svg:x="13cm" svg:y="9.6cm">
          <text:p text:style-name="P1"><text:span text:style-name="T1">farsi regalare</text:span></text:p>
          <text:p text:style-name="P1"><text:span text:style-name="T1">il diamante dal nano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4.75cm" svg:y1="9.6cm" svg:x2="12.75cm" svg:y2="9cm" draw:start-shape="id7" draw:start-glue-point="0" draw:end-shape="id5" draw:end-glue-point="2" svg:d="M14750 9600l-2000-600" svg:viewBox="0 0 2001 601">
          <text:p/>
        </draw:connector>
        <draw:custom-shape draw:style-name="gr1" draw:text-style-name="P2" xml:id="id8" draw:id="id8" draw:layer="layout" svg:width="3.5cm" svg:height="1.2cm" svg:x="13cm" svg:y="11.2cm">
          <text:p text:style-name="P1"><text:span text:style-name="T1">salutare il na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4.75cm" svg:y1="11.2cm" svg:x2="14.75cm" svg:y2="10.8cm" draw:start-shape="id8" draw:start-glue-point="0" draw:end-shape="id7" draw:end-glue-point="2" svg:d="M14750 11200v-400" svg:viewBox="0 0 1 401">
          <text:p/>
        </draw:connector>
        <draw:custom-shape draw:style-name="gr1" draw:text-style-name="P2" xml:id="id9" draw:id="id9" draw:layer="layout" svg:width="3.5cm" svg:height="1.2cm" svg:x="14.9cm" svg:y="13cm">
          <text:p text:style-name="P1"><text:span text:style-name="T1">uccidere l'orco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6.65cm" svg:y1="13cm" svg:x2="14.75cm" svg:y2="12.4cm" draw:start-shape="id9" draw:start-glue-point="0" draw:end-shape="id8" draw:end-glue-point="2" svg:d="M16650 13000l-1900-600" svg:viewBox="0 0 1901 601">
          <text:p/>
        </draw:connector>
        <draw:custom-shape draw:style-name="gr1" draw:text-style-name="P2" xml:id="id10" draw:id="id10" draw:layer="layout" svg:width="3.5cm" svg:height="1.2cm" svg:x="17cm" svg:y="14.8cm">
          <text:p text:style-name="P1"><text:span text:style-name="T1">portare il gatto</text:span></text:p>
          <text:p text:style-name="P1"><text:span text:style-name="T1">nel cunicolo dell'orco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8.75cm" svg:y1="14.8cm" svg:x2="16.65cm" svg:y2="14.2cm" draw:start-shape="id10" draw:start-glue-point="0" draw:end-shape="id9" draw:end-glue-point="2" svg:d="M18750 14800l-2100-600" svg:viewBox="0 0 2101 601">
          <text:p/>
        </draw:connector>
        <draw:custom-shape draw:style-name="gr1" draw:text-style-name="P2" xml:id="id11" draw:id="id11" draw:layer="layout" svg:width="3.5cm" svg:height="1.2cm" svg:x="13.1cm" svg:y="14.8cm">
          <text:p text:style-name="P1"><text:span text:style-name="T1">imparare l'incantesimo</text:span></text:p>
          <text:p text:style-name="P1"><text:span text:style-name="T1">BIGMEOW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4.85cm" svg:y1="14.8cm" svg:x2="16.65cm" svg:y2="14.2cm" draw:start-shape="id11" draw:start-glue-point="0" draw:end-shape="id9" draw:end-glue-point="2" svg:d="M14850 14800l1800-600" svg:viewBox="0 0 1801 601">
          <text:p/>
        </draw:connector>
        <draw:custom-shape draw:style-name="gr1" draw:text-style-name="P2" xml:id="id12" draw:id="id12" draw:layer="layout" svg:width="3.5cm" svg:height="1.2cm" svg:x="13.1cm" svg:y="16.4cm">
          <text:p text:style-name="P1"><text:span text:style-name="T1">leggere il volume</text:span></text:p>
          <text:p text:style-name="P1"><text:span text:style-name="T1">nella cella dell'alchimist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4.85cm" svg:y1="16.4cm" svg:x2="14.85cm" svg:y2="16cm" draw:start-shape="id12" draw:end-shape="id11" draw:end-glue-point="2" svg:d="M14850 16400v-400" svg:viewBox="0 0 1 401">
          <text:p/>
        </draw:connector>
        <draw:custom-shape draw:style-name="gr1" draw:text-style-name="P2" xml:id="id13" draw:id="id13" draw:layer="layout" svg:width="3.5cm" svg:height="1.2cm" svg:x="13.1cm" svg:y="18cm">
          <text:p text:style-name="P1"><text:span text:style-name="T1">suonare la cornamusa</text:span></text:p>
          <text:p text:style-name="P1"><text:span text:style-name="T1">nella cella dell'alchimist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4.85cm" svg:y1="18cm" svg:x2="14.85cm" svg:y2="17.6cm" draw:start-shape="id13" draw:end-shape="id12" draw:end-glue-point="2" svg:d="M14850 18000v-400" svg:viewBox="0 0 1 401">
          <text:p/>
        </draw:connector>
        <draw:custom-shape draw:style-name="gr1" draw:text-style-name="P2" xml:id="id14" draw:id="id14" draw:layer="layout" svg:width="3.5cm" svg:height="1.2cm" svg:x="3.2cm" svg:y="4.6cm">
          <text:p text:style-name="P1"><text:span text:style-name="T1">tradurre la pergamena</text:span></text:p>
          <text:p text:style-name="P1"><text:span text:style-name="T1">col dizionario in bibiotec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.7cm" svg:y1="5.2cm" svg:x2="11cm" svg:y2="5.2cm" draw:start-shape="id14" draw:end-shape="id4" svg:d="M6700 5200h4300" svg:viewBox="0 0 4301 1">
          <text:p/>
        </draw:connector>
        <draw:custom-shape draw:style-name="gr1" draw:text-style-name="P2" xml:id="id15" draw:id="id15" draw:layer="layout" svg:width="3.5cm" svg:height="1.2cm" svg:x="3.2cm" svg:y="6.2cm">
          <text:p text:style-name="P1"><text:span text:style-name="T1">prendere la pergamena</text:span></text:p>
          <text:p text:style-name="P1"><text:span text:style-name="T1">nella sala del trono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.95cm" svg:y1="6.2cm" svg:x2="4.95cm" svg:y2="5.8cm" draw:start-shape="id15" draw:start-glue-point="0" draw:end-shape="id14" draw:end-glue-point="2" svg:d="M4950 6200v-400" svg:viewBox="0 0 1 401">
          <text:p/>
        </draw:connector>
        <draw:custom-shape draw:style-name="gr1" draw:text-style-name="P2" xml:id="id16" draw:id="id16" draw:layer="layout" svg:width="3.5cm" svg:height="1.2cm" svg:x="3.2cm" svg:y="7.8cm">
          <text:p text:style-name="P1"><text:span text:style-name="T1">entrare nella sala del trono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.95cm" svg:y1="7.8cm" svg:x2="4.95cm" svg:y2="7.4cm" draw:start-shape="id16" draw:start-glue-point="0" draw:end-shape="id15" svg:d="M4950 7800v-400" svg:viewBox="0 0 1 401">
          <text:p/>
        </draw:connector>
        <draw:custom-shape draw:style-name="gr1" draw:text-style-name="P2" xml:id="id17" draw:id="id17" draw:layer="layout" svg:width="3.5cm" svg:height="1.2cm" svg:x="3.2cm" svg:y="9.4cm">
          <text:p text:style-name="P1"><text:span text:style-name="T1">dire IOTAID nella bibiotec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.95cm" svg:y1="9.4cm" svg:x2="4.95cm" svg:y2="9cm" draw:start-shape="id17" draw:start-glue-point="0" draw:end-shape="id16" draw:end-glue-point="2" svg:d="M4950 9400v-400" svg:viewBox="0 0 1 401">
          <text:p/>
        </draw:connector>
        <draw:custom-shape draw:style-name="gr1" draw:text-style-name="P2" xml:id="id18" draw:id="id18" draw:layer="layout" svg:width="3.5cm" svg:height="1.2cm" svg:x="1.3cm" svg:y="11.4cm">
          <text:p text:style-name="P1"><text:span text:style-name="T1">leggere l'intestazione</text:span></text:p>
          <text:p text:style-name="P1"><text:span text:style-name="T1">della colonna (ID)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3.05cm" svg:y1="11.4cm" svg:x2="4.95cm" svg:y2="10.6cm" draw:start-shape="id18" draw:start-glue-point="0" draw:end-shape="id17" draw:end-glue-point="2" svg:d="M3050 11400l1900-800" svg:viewBox="0 0 1901 801">
          <text:p/>
        </draw:connector>
        <draw:custom-shape draw:style-name="gr1" draw:text-style-name="P2" xml:id="id19" draw:id="id19" draw:layer="layout" svg:width="3.5cm" svg:height="1.2cm" svg:x="5.2cm" svg:y="11.4cm">
          <text:p text:style-name="P1"><text:span text:style-name="T1">leggere il foglietto</text:span></text:p>
          <text:p text:style-name="P1"><text:span text:style-name="T1">bruciacchiato (IOTA)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.95cm" svg:y1="11.4cm" svg:x2="4.95cm" svg:y2="10.6cm" draw:start-shape="id19" draw:start-glue-point="0" draw:end-shape="id17" draw:end-glue-point="2" svg:d="M6950 11400l-2000-800" svg:viewBox="0 0 2001 801">
          <text:p/>
        </draw:connector>
        <draw:custom-shape draw:style-name="gr1" draw:text-style-name="P2" xml:id="id20" draw:id="id20" draw:layer="layout" svg:width="3.5cm" svg:height="1.2cm" svg:x="9.1cm" svg:y="12.8cm">
          <text:p text:style-name="P1"><text:span text:style-name="T1">entrare nelle segrete</text:span></text:p>
          <text:p text:style-name="P1"><text:span text:style-name="T1">guardando il blason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.85cm" svg:y1="12.8cm" svg:x2="10.85cm" svg:y2="12.4cm" draw:start-shape="id20" draw:start-glue-point="0" draw:end-shape="id21" draw:end-glue-point="2" svg:d="M10850 12800v-400" svg:viewBox="0 0 1 401">
          <text:p/>
        </draw:connector>
        <draw:custom-shape draw:style-name="gr1" draw:text-style-name="P2" xml:id="id21" draw:id="id21" draw:layer="layout" svg:width="3.5cm" svg:height="1.2cm" svg:x="9.1cm" svg:y="11.2cm">
          <text:p text:style-name="P1"><text:span text:style-name="T1">andare nel deposito premendo</text:span></text:p>
          <text:p text:style-name="P1"><text:span text:style-name="T1">il pulsante con un osso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.85cm" svg:y1="11.2cm" svg:x2="10.85cm" svg:y2="10.8cm" draw:start-shape="id21" draw:start-glue-point="0" draw:end-shape="id6" draw:end-glue-point="2" svg:d="M10850 11200v-400" svg:viewBox="0 0 1 401">
          <text:p/>
        </draw:connector>
        <draw:custom-shape draw:style-name="gr1" draw:text-style-name="P2" xml:id="id22" draw:id="id22" draw:layer="layout" svg:width="3.5cm" svg:height="1.2cm" svg:x="18.8cm" svg:y="13cm">
          <text:p text:style-name="P1"><text:span text:style-name="T1">prendere la spada</text:span></text:p>
          <text:p text:style-name="P1"><text:span text:style-name="T1">nella sala dei trofe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3.5cm" svg:height="1.2cm" svg:x="16.9cm" svg:y="11.2cm">
          <text:p text:style-name="P1"><text:span text:style-name="T1">entrare nella</text:span></text:p>
          <text:p text:style-name="P1"><text:span text:style-name="T1">sala del tesor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3.5cm" svg:height="1.2cm" svg:x="18.9cm" svg:y="7.8cm">
          <text:p text:style-name="P1"><text:span text:style-name="T1">sconfiggere il fantasm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0.55cm" svg:y1="13cm" svg:x2="18.65cm" svg:y2="12.4cm" draw:start-shape="id22" draw:start-glue-point="0" draw:end-shape="id23" draw:end-glue-point="2" svg:d="M20550 13000l-1900-600" svg:viewBox="0 0 1901 601">
          <text:p/>
        </draw:connector>
        <draw:connector draw:style-name="gr2" draw:text-style-name="P3" draw:layer="layout" draw:type="line" svg:x1="18.65cm" svg:y1="9.6cm" svg:x2="20.65cm" svg:y2="9cm" draw:start-shape="id24" draw:start-glue-point="0" draw:end-shape="id25" draw:end-glue-point="2" svg:d="M18650 9600l2000-600" svg:viewBox="0 0 2001 601">
          <text:p/>
        </draw:connector>
        <draw:custom-shape draw:style-name="gr1" draw:text-style-name="P2" xml:id="id26" draw:id="id26" draw:layer="layout" svg:width="3.5cm" svg:height="1.2cm" svg:x="20.9cm" svg:y="11.2cm">
          <text:p text:style-name="P1"><text:span text:style-name="T1">prendere la</text:span></text:p>
          <text:p text:style-name="P1"><text:span text:style-name="T1">coppa di lattemiele</text:span></text:p>
          <text:p text:style-name="P1"><text:span text:style-name="T1">nella sala da pranzo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2.65cm" svg:y1="11.2cm" svg:x2="22.65cm" svg:y2="10.8cm" draw:start-shape="id26" draw:start-glue-point="0" draw:end-shape="id27" draw:end-glue-point="2" svg:d="M22650 11200v-400" svg:viewBox="0 0 1 401">
          <text:p/>
        </draw:connector>
        <draw:custom-shape draw:style-name="gr1" draw:text-style-name="P2" xml:id="id29" draw:id="id29" draw:layer="layout" svg:width="3.5cm" svg:height="1.2cm" svg:x="18.9cm" svg:y="6.2cm">
          <text:p text:style-name="P1"><text:span text:style-name="T1">aprire il forzie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3.5cm" svg:height="1.2cm" svg:x="5.2cm" svg:y="13cm">
          <text:p text:style-name="P1"><text:span text:style-name="T1">aprire il libro sul</text:span></text:p>
          <text:p text:style-name="P1"><text:span text:style-name="T1">leggio in bibliotec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.95cm" svg:y1="13cm" svg:x2="6.95cm" svg:y2="12.6cm" draw:start-shape="id28" draw:start-glue-point="0" draw:end-shape="id19" draw:end-glue-point="2" svg:d="M6950 13000v-400" svg:viewBox="0 0 1 401">
          <text:p/>
        </draw:connector>
        <draw:connector draw:style-name="gr2" draw:text-style-name="P3" draw:layer="layout" draw:type="line" svg:x1="20.65cm" svg:y1="7.8cm" svg:x2="20.65cm" svg:y2="7.4cm" draw:start-shape="id25" draw:start-glue-point="0" draw:end-shape="id29" draw:end-glue-point="2" svg:d="M20650 7800v-400" svg:viewBox="0 0 1 401">
          <text:p/>
        </draw:connector>
        <draw:custom-shape draw:style-name="gr1" draw:text-style-name="P2" xml:id="id30" draw:id="id30" draw:layer="layout" svg:width="3.5cm" svg:height="1.2cm" svg:x="18.9cm" svg:y="4.6cm">
          <text:p text:style-name="P1"><text:span text:style-name="T1">prendere il corno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0.65cm" svg:y1="6.2cm" svg:x2="20.65cm" svg:y2="5.8cm" draw:start-shape="id29" draw:start-glue-point="0" draw:end-shape="id30" draw:end-glue-point="2" svg:d="M20650 6200v-400" svg:viewBox="0 0 1 401">
          <text:p/>
        </draw:connector>
        <draw:connector draw:style-name="gr2" draw:text-style-name="P3" draw:layer="layout" draw:type="line" svg:x1="18.9cm" svg:y1="5.2cm" svg:x2="14.5cm" svg:y2="5.2cm" draw:start-shape="id30" draw:end-shape="id4" svg:d="M18900 5200h-4400" svg:viewBox="0 0 4401 1">
          <text:p/>
        </draw:connector>
        <draw:connector draw:style-name="gr2" draw:text-style-name="P3" draw:layer="layout" draw:type="line" svg:x1="16.65cm" svg:y1="13cm" svg:x2="18.65cm" svg:y2="12.4cm" draw:start-shape="id9" draw:start-glue-point="0" draw:end-shape="id23" draw:end-glue-point="2" svg:d="M16650 13000l2000-600" svg:viewBox="0 0 2001 601">
          <text:p/>
        </draw:connector>
        <draw:custom-shape draw:style-name="gr1" draw:text-style-name="P2" xml:id="id24" draw:id="id24" draw:layer="layout" svg:width="3.5cm" svg:height="1.2cm" svg:x="16.9cm" svg:y="9.6cm">
          <text:p text:style-name="P1"><text:span text:style-name="T1">leggere il sortilegio</text:span></text:p>
          <text:p text:style-name="P1"><text:span text:style-name="T1">scritto sulla spad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8.65cm" svg:y1="11.2cm" svg:x2="18.65cm" svg:y2="10.8cm" draw:start-shape="id23" draw:start-glue-point="0" draw:end-shape="id24" draw:end-glue-point="2" svg:d="M18650 11200v-400" svg:viewBox="0 0 1 401">
          <text:p/>
        </draw:connector>
        <draw:custom-shape draw:style-name="gr1" draw:text-style-name="P2" xml:id="id27" draw:id="id27" draw:layer="layout" svg:width="3.5cm" svg:height="1.2cm" svg:x="20.9cm" svg:y="9.6cm">
          <text:p text:style-name="P1"><text:span text:style-name="T1">bere il lattemiel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2.65cm" svg:y1="9.6cm" svg:x2="20.65cm" svg:y2="9cm" draw:start-shape="id27" draw:start-glue-point="0" draw:end-shape="id25" draw:end-glue-point="2" svg:d="M22650 9600l-2000-600" svg:viewBox="0 0 2001 601">
          <text:p/>
        </draw:connector>
        <draw:custom-shape draw:style-name="gr1" draw:text-style-name="P2" xml:id="id31" draw:id="id31" draw:layer="layout" svg:width="3.5cm" svg:height="1.2cm" svg:x="20.9cm" svg:y="14.8cm">
          <text:p text:style-name="P1"><text:span text:style-name="T1">leggere l'incisione</text:span></text:p>
          <text:p text:style-name="P1"><text:span text:style-name="T1">sulla tavola rotonda</text:span></text:p>
          <text:p text:style-name="P1"><text:span text:style-name="T1">nella sala del consiglio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2.65cm" svg:y1="14.8cm" svg:x2="20.55cm" svg:y2="14.2cm" draw:start-shape="id31" draw:start-glue-point="0" draw:end-shape="id22" draw:end-glue-point="2" svg:d="M22650 14800l-2100-600" svg:viewBox="0 0 2101 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Marker" svg:font-family="'Segoe Marker'" style:font-family-generic="script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6T14:34:36.263000000</meta:creation-date>
    <dc:date>2017-06-13T11:56:35.782000000</dc:date>
    <meta:editing-duration>PT14M37S</meta:editing-duration>
    <meta:editing-cycles>3</meta:editing-cycles>
    <meta:generator>LibreOffice/5.2.5.1$Windows_x86 LibreOffice_project/0312e1a284a7d50ca85a365c316c7abbf20a4d22</meta:generator>
    <meta:document-statistic meta:object-count="62"/>
  </office:meta>
</office:document-meta>
</file>